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09cm" style:rel-column-width="11513*"/>
    </style:style>
    <style:style style:name="Table2.B" style:family="table-column">
      <style:table-column-properties style:column-width="14.499cm" style:rel-column-width="540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901cm" style:rel-column-width="7084*"/>
    </style:style>
    <style:style style:name="Table1.B" style:family="table-column">
      <style:table-column-properties style:column-width="15.688cm" style:rel-column-width="58451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7.405cm" style:rel-column-width="4198*"/>
    </style:style>
    <style:style style:name="Table5.B" style:family="table-column">
      <style:table-column-properties style:column-width="10.185cm" style:rel-column-width="577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6a24" officeooo:paragraph-rsid="00146a24"/>
    </style:style>
    <style:style style:name="P2" style:family="paragraph" style:parent-style-name="Table_20_Contents">
      <style:text-properties officeooo:rsid="0019784d" officeooo:paragraph-rsid="0019784d"/>
    </style:style>
    <style:style style:name="P3" style:family="paragraph" style:parent-style-name="Table_20_Contents">
      <style:text-properties officeooo:rsid="0019784d" officeooo:paragraph-rsid="001a6c40"/>
    </style:style>
    <style:style style:name="P4" style:family="paragraph" style:parent-style-name="Table_20_Contents">
      <style:text-properties officeooo:rsid="001a6c40" officeooo:paragraph-rsid="001a6c40"/>
    </style:style>
    <style:style style:name="P5" style:family="paragraph" style:parent-style-name="Table_20_Contents">
      <style:text-properties officeooo:rsid="001bd985" officeooo:paragraph-rsid="001bd985"/>
    </style:style>
    <style:style style:name="P6" style:family="paragraph" style:parent-style-name="Table_20_Contents">
      <style:text-properties officeooo:rsid="001e67cf" officeooo:paragraph-rsid="001e67cf"/>
    </style:style>
    <style:style style:name="P7" style:family="paragraph" style:parent-style-name="Table_20_Contents">
      <style:text-properties officeooo:rsid="001f0eb4" officeooo:paragraph-rsid="001f0eb4"/>
    </style:style>
    <style:style style:name="P8" style:family="paragraph" style:parent-style-name="Table_20_Contents">
      <style:text-properties officeooo:rsid="001fa700" officeooo:paragraph-rsid="001fa700"/>
    </style:style>
    <style:style style:name="P9" style:family="paragraph" style:parent-style-name="Table_20_Contents">
      <style:text-properties officeooo:rsid="0022cba1" officeooo:paragraph-rsid="0022cba1"/>
    </style:style>
    <style:style style:name="P10" style:family="paragraph" style:parent-style-name="Table_20_Contents">
      <style:text-properties officeooo:rsid="0023af2f" officeooo:paragraph-rsid="0023af2f"/>
    </style:style>
    <style:style style:name="P11" style:family="paragraph" style:parent-style-name="Table_20_Contents">
      <style:text-properties officeooo:rsid="0026aec6" officeooo:paragraph-rsid="0026aec6"/>
    </style:style>
    <style:style style:name="P12" style:family="paragraph" style:parent-style-name="Table_20_Contents">
      <style:text-properties officeooo:rsid="002fe49d" officeooo:paragraph-rsid="002fe49d"/>
    </style:style>
    <style:style style:name="P13" style:family="paragraph" style:parent-style-name="Standard">
      <style:text-properties officeooo:rsid="000eba3b" officeooo:paragraph-rsid="000eba3b"/>
    </style:style>
    <style:style style:name="P14" style:family="paragraph" style:parent-style-name="Standard">
      <style:text-properties officeooo:rsid="000fe1f6" officeooo:paragraph-rsid="001026d9"/>
    </style:style>
    <style:style style:name="P15" style:family="paragraph" style:parent-style-name="Standard">
      <style:text-properties officeooo:rsid="00146a24" officeooo:paragraph-rsid="00146a24"/>
    </style:style>
    <style:style style:name="P16" style:family="paragraph" style:parent-style-name="Standard">
      <style:text-properties officeooo:rsid="00146a24" officeooo:paragraph-rsid="0022cba1"/>
    </style:style>
    <style:style style:name="P17" style:family="paragraph" style:parent-style-name="Standard">
      <style:text-properties officeooo:rsid="0015e16c" officeooo:paragraph-rsid="0015e16c"/>
    </style:style>
    <style:style style:name="P18" style:family="paragraph" style:parent-style-name="Standard">
      <style:text-properties officeooo:rsid="0015e16c" officeooo:paragraph-rsid="00146a24"/>
    </style:style>
    <style:style style:name="P19" style:family="paragraph" style:parent-style-name="Standard">
      <style:text-properties officeooo:rsid="0015e16c" officeooo:paragraph-rsid="0017b025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46a24" officeooo:paragraph-rsid="00190be1" fo:background-color="#ccccc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d29d1" officeooo:paragraph-rsid="002d29d1" fo:background-color="#cccccc" style:font-weight-asian="bold" style:font-weight-complex="bold"/>
    </style:style>
    <style:style style:name="P22" style:family="paragraph" style:parent-style-name="Standard">
      <style:text-properties officeooo:rsid="0022cba1" officeooo:paragraph-rsid="0023ce5e"/>
    </style:style>
    <style:style style:name="P23" style:family="paragraph" style:parent-style-name="Standard">
      <style:text-properties style:font-name="Latin Modern Roman" officeooo:rsid="0009d12f" officeooo:paragraph-rsid="0022cba1"/>
    </style:style>
    <style:style style:name="P24" style:family="paragraph" style:parent-style-name="Standard">
      <style:text-properties style:font-name="Latin Modern Roman" officeooo:rsid="0009d12f" officeooo:paragraph-rsid="0023af2f"/>
    </style:style>
    <style:style style:name="P25" style:family="paragraph" style:parent-style-name="Standard">
      <style:text-properties style:font-name="Latin Modern Roman" officeooo:rsid="0009d12f" officeooo:paragraph-rsid="0030a1f5"/>
    </style:style>
    <style:style style:name="P26" style:family="paragraph" style:parent-style-name="Standard">
      <style:text-properties style:font-name="Latin Modern Roman" officeooo:rsid="00152d07" officeooo:paragraph-rsid="0023af2f"/>
    </style:style>
    <style:style style:name="P27" style:family="paragraph" style:parent-style-name="Standard">
      <style:text-properties style:font-name="Latin Modern Roman" fo:font-size="9pt" officeooo:rsid="0009d12f" officeooo:paragraph-rsid="0030a1f5" style:font-size-asian="9pt" style:font-size-complex="9pt"/>
    </style:style>
    <style:style style:name="P28" style:family="paragraph" style:parent-style-name="Standard">
      <style:text-properties officeooo:rsid="0023ce5e" officeooo:paragraph-rsid="0023ce5e"/>
    </style:style>
    <style:style style:name="P29" style:family="paragraph" style:parent-style-name="Standard">
      <style:text-properties officeooo:rsid="00289eb2" officeooo:paragraph-rsid="00289eb2"/>
    </style:style>
    <style:style style:name="P30" style:family="paragraph" style:parent-style-name="Standard">
      <style:text-properties officeooo:rsid="00289eb2" officeooo:paragraph-rsid="002a4768"/>
    </style:style>
    <style:style style:name="P31" style:family="paragraph" style:parent-style-name="Standard">
      <style:text-properties officeooo:rsid="002a4768" officeooo:paragraph-rsid="002a4768"/>
    </style:style>
    <style:style style:name="P32" style:family="paragraph" style:parent-style-name="Standard">
      <style:text-properties officeooo:rsid="0009d12f" officeooo:paragraph-rsid="0030a1f5"/>
    </style:style>
    <style:style style:name="P33" style:family="paragraph" style:parent-style-name="Standard">
      <style:text-properties officeooo:rsid="0030a1f5" officeooo:paragraph-rsid="0030a1f5"/>
    </style:style>
    <style:style style:name="P34" style:family="paragraph" style:parent-style-name="Standard">
      <style:text-properties fo:color="#ce181e" fo:font-size="10pt" officeooo:rsid="00289eb2" officeooo:paragraph-rsid="00289eb2" style:font-size-asian="10pt" style:font-size-complex="10pt"/>
    </style:style>
    <style:style style:name="P35" style:family="paragraph" style:parent-style-name="Standard">
      <style:text-properties fo:font-size="10pt" officeooo:rsid="00289eb2" officeooo:paragraph-rsid="00289eb2" style:font-size-asian="10pt" style:font-size-complex="10pt"/>
    </style:style>
    <style:style style:name="P36" style:family="paragraph" style:parent-style-name="Standard">
      <style:text-properties fo:font-size="10pt" officeooo:rsid="00289eb2" officeooo:paragraph-rsid="002a4768" style:font-size-asian="10pt" style:font-size-complex="10pt"/>
    </style:style>
    <style:style style:name="P37" style:family="paragraph" style:parent-style-name="Standard">
      <style:text-properties fo:font-size="10pt" officeooo:rsid="00289eb2" officeooo:paragraph-rsid="0032e100" style:font-size-asian="10pt" style:font-size-complex="10pt"/>
    </style:style>
    <style:style style:name="P38" style:family="paragraph" style:parent-style-name="Standard">
      <style:text-properties officeooo:rsid="00331fa4" officeooo:paragraph-rsid="00331fa4"/>
    </style:style>
    <style:style style:name="P39" style:family="paragraph" style:parent-style-name="Standard">
      <style:text-properties officeooo:rsid="00336f28" officeooo:paragraph-rsid="00336f28"/>
    </style:style>
    <style:style style:name="P40" style:family="paragraph" style:parent-style-name="Standard">
      <style:paragraph-properties fo:break-before="page"/>
      <style:text-properties officeooo:rsid="0022cba1" officeooo:paragraph-rsid="0023ce5e"/>
    </style:style>
    <style:style style:name="P41" style:family="paragraph" style:parent-style-name="Standard">
      <style:paragraph-properties fo:break-before="page"/>
      <style:text-properties officeooo:rsid="00146a24" officeooo:paragraph-rsid="0022cba1"/>
    </style:style>
    <style:style style:name="P42" style:family="paragraph" style:parent-style-name="Standard">
      <style:paragraph-properties fo:break-before="page"/>
      <style:text-properties officeooo:rsid="00289eb2" officeooo:paragraph-rsid="00289eb2"/>
    </style:style>
    <style:style style:name="P43" style:family="paragraph" style:parent-style-name="Preformatted_20_Text">
      <style:text-properties officeooo:rsid="00289eb2" officeooo:paragraph-rsid="00289eb2"/>
    </style:style>
    <style:style style:name="P44" style:family="paragraph" style:parent-style-name="Preformatted_20_Text">
      <style:text-properties officeooo:rsid="002bce2d" officeooo:paragraph-rsid="002bce2d"/>
    </style:style>
    <style:style style:name="P45" style:family="paragraph" style:parent-style-name="Preformatted_20_Text">
      <style:text-properties officeooo:paragraph-rsid="002bce2d"/>
    </style:style>
    <style:style style:name="P46" style:family="paragraph" style:parent-style-name="Preformatted_20_Text">
      <style:paragraph-properties fo:margin-top="0cm" fo:margin-bottom="0.499cm" loext:contextual-spacing="false"/>
    </style:style>
    <style:style style:name="P47" style:family="paragraph" style:parent-style-name="Standard" style:list-style-name="L1">
      <style:text-properties officeooo:rsid="00146a24" officeooo:paragraph-rsid="0017b025"/>
    </style:style>
    <style:style style:name="P48" style:family="paragraph" style:parent-style-name="Standard" style:list-style-name="L1">
      <style:text-properties officeooo:rsid="00146a24" officeooo:paragraph-rsid="001945cc"/>
    </style:style>
    <style:style style:name="P49" style:family="paragraph" style:parent-style-name="Standard" style:list-style-name="L4">
      <style:text-properties officeooo:rsid="0015e16c" officeooo:paragraph-rsid="0017b025"/>
    </style:style>
    <style:style style:name="P50" style:family="paragraph" style:parent-style-name="Standard">
      <style:text-properties officeooo:rsid="00331fa4" officeooo:paragraph-rsid="00289eb2"/>
    </style:style>
    <style:style style:name="P51" style:family="paragraph" style:parent-style-name="Standard">
      <style:text-properties officeooo:rsid="00331fa4" officeooo:paragraph-rsid="00331fa4"/>
    </style:style>
    <style:style style:name="P52" style:family="paragraph" style:parent-style-name="Standard">
      <style:text-properties officeooo:rsid="003b0e22" officeooo:paragraph-rsid="003b0e22"/>
    </style:style>
    <style:style style:name="P53" style:family="paragraph" style:parent-style-name="Standard">
      <style:text-properties style:font-name="Latin Modern Roman" officeooo:rsid="0009d12f" officeooo:paragraph-rsid="003d3c96" fo:background-color="#ffffff"/>
    </style:style>
    <style:style style:name="P54" style:family="paragraph" style:parent-style-name="Standard">
      <style:paragraph-properties fo:break-before="page"/>
      <style:text-properties officeooo:rsid="003b0e22" officeooo:paragraph-rsid="003b0e22"/>
    </style:style>
    <style:style style:name="P55" style:family="paragraph" style:parent-style-name="Table_20_Contents" style:list-style-name="L2">
      <style:text-properties officeooo:rsid="0019784d" officeooo:paragraph-rsid="0019784d"/>
    </style:style>
    <style:style style:name="P56" style:family="paragraph" style:parent-style-name="Table_20_Contents" style:list-style-name="L3">
      <style:text-properties officeooo:rsid="0019784d" officeooo:paragraph-rsid="001a6c40"/>
    </style:style>
    <style:style style:name="P57" style:family="paragraph" style:parent-style-name="Table_20_Contents" style:list-style-name="L5">
      <style:text-properties officeooo:rsid="001bd985" officeooo:paragraph-rsid="001bd985"/>
    </style:style>
    <style:style style:name="P58" style:family="paragraph" style:parent-style-name="Table_20_Contents" style:list-style-name="L5">
      <style:text-properties fo:font-size="10pt" officeooo:rsid="001bd985" officeooo:paragraph-rsid="001bd985" style:font-size-asian="10pt" style:font-size-complex="10pt"/>
    </style:style>
    <style:style style:name="P59" style:family="paragraph" style:parent-style-name="Table_20_Contents">
      <style:text-properties officeooo:rsid="003b4c23" officeooo:paragraph-rsid="003b4c23"/>
    </style:style>
    <style:style style:name="P60" style:family="paragraph" style:parent-style-name="Table_20_Contents">
      <style:text-properties fo:font-size="9pt" officeooo:rsid="003d3c96" officeooo:paragraph-rsid="003d3c96" style:font-size-asian="9pt" style:font-size-complex="9pt"/>
    </style:style>
    <style:style style:name="P61" style:family="paragraph" style:parent-style-name="Table_20_Contents">
      <style:text-properties fo:font-size="9pt" officeooo:rsid="003b4c23" officeooo:paragraph-rsid="003b4c23" style:font-size-asian="9pt" style:font-size-complex="9pt"/>
    </style:style>
    <style:style style:name="P62" style:family="paragraph" style:parent-style-name="Table_20_Contents">
      <style:text-properties fo:font-size="9pt" officeooo:rsid="003c7bf3" officeooo:paragraph-rsid="003c7bf3" style:font-size-asian="9pt" style:font-size-complex="9pt"/>
    </style:style>
    <style:style style:name="P63" style:family="paragraph">
      <style:paragraph-properties fo:text-align="center"/>
    </style:style>
    <style:style style:name="P64" style:family="paragraph">
      <style:paragraph-properties fo:text-align="center"/>
      <style:text-properties fo:font-style="italic" style:font-style-asian="italic" style:font-style-complex="italic"/>
    </style:style>
    <style:style style:name="P65" style:family="paragraph">
      <loext:graphic-properties draw:fill-color="#ff5429"/>
      <style:paragraph-properties fo:text-align="center"/>
    </style:style>
    <style:style style:name="P66" style:family="paragraph">
      <loext:graphic-properties draw:fill="none"/>
    </style:style>
    <style:style style:name="P67" style:family="paragraph">
      <loext:graphic-properties draw:fill-color="#ffff00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officeooo:rsid="0014a03d"/>
    </style:style>
    <style:style style:name="T3" style:family="text">
      <style:text-properties style:font-name="Latin Modern Roman" officeooo:rsid="0030a1f5"/>
    </style:style>
    <style:style style:name="T4" style:family="text">
      <style:text-properties officeooo:rsid="001187da"/>
    </style:style>
    <style:style style:name="T5" style:family="text">
      <style:text-properties officeooo:rsid="0015e16c"/>
    </style:style>
    <style:style style:name="T6" style:family="text">
      <style:text-properties fo:color="#ce181e"/>
    </style:style>
    <style:style style:name="T7" style:family="text">
      <style:text-properties fo:color="#ce181e" officeooo:rsid="002a4768"/>
    </style:style>
    <style:style style:name="T8" style:family="text">
      <style:text-properties fo:color="#ce181e" fo:font-size="10pt" style:font-size-asian="10pt" style:font-size-complex="10pt"/>
    </style:style>
    <style:style style:name="T9" style:family="text">
      <style:text-properties fo:color="#ce181e" officeooo:rsid="0032e100"/>
    </style:style>
    <style:style style:name="T10" style:family="text">
      <style:text-properties fo:color="#ce181e" officeooo:rsid="001713b5"/>
    </style:style>
    <style:style style:name="T11" style:family="text">
      <style:text-properties fo:color="#ce181e" officeooo:rsid="003d3c96"/>
    </style:style>
    <style:style style:name="T12" style:family="text">
      <style:text-properties officeooo:rsid="0017b025"/>
    </style:style>
    <style:style style:name="T13" style:family="text">
      <style:text-properties fo:font-size="14pt" fo:background-color="transparent" loext:char-shading-value="0" style:font-size-asian="14pt" style:font-size-complex="14pt"/>
    </style:style>
    <style:style style:name="T14" style:family="text">
      <style:text-properties officeooo:rsid="00190be1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945cc"/>
    </style:style>
    <style:style style:name="T17" style:family="text">
      <style:text-properties officeooo:rsid="0019784d"/>
    </style:style>
    <style:style style:name="T18" style:family="text">
      <style:text-properties officeooo:rsid="001a6c40"/>
    </style:style>
    <style:style style:name="T19" style:family="text">
      <style:text-properties officeooo:rsid="001bd985"/>
    </style:style>
    <style:style style:name="T20" style:family="text">
      <style:text-properties officeooo:rsid="001f0eb4"/>
    </style:style>
    <style:style style:name="T21" style:family="text">
      <style:text-properties officeooo:rsid="0014995d"/>
    </style:style>
    <style:style style:name="T22" style:family="text">
      <style:text-properties officeooo:rsid="00144e75"/>
    </style:style>
    <style:style style:name="T23" style:family="text">
      <style:text-properties fo:color="#2a6099"/>
    </style:style>
    <style:style style:name="T24" style:family="text">
      <style:text-properties fo:color="#2a6099" officeooo:rsid="001713b5"/>
    </style:style>
    <style:style style:name="T25" style:family="text">
      <style:text-properties fo:color="#ff0000"/>
    </style:style>
    <style:style style:name="T26" style:family="text">
      <style:text-properties fo:color="#ff0000" style:text-underline-style="solid" style:text-underline-width="auto" style:text-underline-color="font-color"/>
    </style:style>
    <style:style style:name="T27" style:family="text">
      <style:text-properties officeooo:rsid="0014a03d"/>
    </style:style>
    <style:style style:name="T28" style:family="text">
      <style:text-properties fo:background-color="#fff200" loext:char-shading-value="0"/>
    </style:style>
    <style:style style:name="T29" style:family="text">
      <style:text-properties officeooo:rsid="00152d07"/>
    </style:style>
    <style:style style:name="T30" style:family="text">
      <style:text-properties officeooo:rsid="001713b5"/>
    </style:style>
    <style:style style:name="T31" style:family="text">
      <style:text-properties officeooo:rsid="0023ce5e"/>
    </style:style>
    <style:style style:name="T32" style:family="text">
      <style:text-properties officeooo:rsid="0026aec6"/>
    </style:style>
    <style:style style:name="T33" style:family="text">
      <style:text-properties officeooo:rsid="002a4768"/>
    </style:style>
    <style:style style:name="T34" style:family="text">
      <style:text-properties officeooo:rsid="002bce2d"/>
    </style:style>
    <style:style style:name="T35" style:family="text">
      <style:text-properties officeooo:rsid="002d29d1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7b025" style:font-weight-asian="bold" style:font-weight-complex="bold"/>
    </style:style>
    <style:style style:name="T38" style:family="text">
      <style:text-properties fo:font-weight="bold" officeooo:rsid="001945cc" style:font-weight-asian="bold" style:font-weight-complex="bold"/>
    </style:style>
    <style:style style:name="T39" style:family="text">
      <style:text-properties officeooo:rsid="002fc49e"/>
    </style:style>
    <style:style style:name="T40" style:family="text">
      <style:text-properties officeooo:rsid="002fe49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officeooo:rsid="0030a1f5"/>
    </style:style>
    <style:style style:name="T43" style:family="text">
      <style:text-properties officeooo:rsid="0030fc80"/>
    </style:style>
    <style:style style:name="T44" style:family="text">
      <style:text-properties officeooo:rsid="0032e100"/>
    </style:style>
    <style:style style:name="T45" style:family="text">
      <style:text-properties officeooo:rsid="00331fa4"/>
    </style:style>
    <style:style style:name="T46" style:family="text">
      <style:text-properties officeooo:rsid="003502b2"/>
    </style:style>
    <style:style style:name="T47" style:family="text">
      <style:text-properties officeooo:rsid="003b0e22"/>
    </style:style>
    <style:style style:name="T48" style:family="text">
      <style:text-properties officeooo:rsid="003b4c23"/>
    </style:style>
    <style:style style:name="T49" style:family="text">
      <style:text-properties officeooo:rsid="003d3c96"/>
    </style:style>
    <style:style style:name="T50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526cm" fo:min-width="4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998cm" fo:min-width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766cm" fo:min-width="1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961cm" fo:min-width="2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683cm" fo:min-width="2.1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5429" draw:textarea-horizontal-align="justify" draw:textarea-vertical-align="middle" draw:auto-grow-height="false" fo:min-height="1.526cm" fo:min-width="4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none" draw:textarea-horizontal-align="justify" draw:textarea-vertical-align="middle" draw:auto-grow-height="false" fo:min-height="9.74cm" fo:min-width="11.9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justify" draw:textarea-vertical-align="middle" draw:auto-grow-height="false" fo:min-height="10.94cm" fo:min-width="18.2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00" draw:textarea-horizontal-align="justify" draw:textarea-vertical-align="middle" draw:auto-grow-height="false" fo:min-height="9.712cm" fo:min-width="4.3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3.187cm" fo:min-width="3.5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023cm" fo:min-width="3.1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51" draw:name="Shape38" draw:style-name="gr13" draw:text-style-name="P66" svg:width="19.434cm" svg:height="12.122cm" svg:x="-0.988cm" svg:y="0.4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1">MODELO RELACIONAL : <text:s/></text:span>PINUNA</text:p>
      <text:p text:style-name="P13"/>
      <text:p text:style-name="P13"><draw:custom-shape text:anchor-type="paragraph" draw:z-index="2" draw:name="Shape1" draw:style-name="gr1" draw:text-style-name="P63" svg:width="4.724cm" svg:height="1.527cm" svg:x="12.654cm" svg:y="0.312cm"><text:p text:style-name="P63">Tipos_clientes</text:p><draw:enhanced-geometry svg:viewBox="0 0 21600 21600" draw:type="rectangle" draw:enhanced-path="M 0 0 L 21600 0 21600 21600 0 21600 0 0 Z N"/></draw:custom-shape></text:p>
      <text:p text:style-name="P13"><draw:custom-shape text:anchor-type="paragraph" draw:z-index="0" draw:name="Shape1" draw:style-name="gr1" draw:text-style-name="P63" svg:width="4.724cm" svg:height="1.527cm" svg:x="-0.046cm" svg:y="0.388cm"><text:p text:style-name="P63">Vendedores</text:p><draw:enhanced-geometry svg:viewBox="0 0 21600 21600" draw:type="rectangle" draw:enhanced-path="M 0 0 L 21600 0 21600 21600 0 21600 0 0 Z N"/></draw:custom-shape><draw:line text:anchor-type="paragraph" draw:z-index="5" draw:name="Shape3" draw:style-name="gr2" draw:text-style-name="P63" svg:x1="10.726cm" svg:y1="1.111cm" svg:x2="12.654cm" svg:y2="0.344cm"><text:p/></draw:line></text:p>
      <text:p text:style-name="P13"><draw:custom-shape text:anchor-type="paragraph" draw:z-index="3" draw:name="Shape1" draw:style-name="gr1" draw:text-style-name="P63" svg:width="4.724cm" svg:height="1.527cm" svg:x="6.003cm" svg:y="0.067cm"><text:p text:style-name="P63">Clientes</text:p><draw:enhanced-geometry svg:viewBox="0 0 21600 21600" draw:type="rectangle" draw:enhanced-path="M 0 0 L 21600 0 21600 21600 0 21600 0 0 Z N"/></draw:custom-shape></text:p>
      <text:p text:style-name="P13"><draw:line text:anchor-type="paragraph" draw:z-index="4" draw:name="Shape2" draw:style-name="gr2" draw:text-style-name="P63" svg:x1="6.003cm" svg:y1="0.19cm" svg:x2="4.678cm" svg:y2="0.176cm"><text:p/></draw:line></text:p>
      <text:p text:style-name="P13"><draw:line text:anchor-type="paragraph" draw:z-index="6" draw:name="Shape4" draw:style-name="gr2" draw:text-style-name="P63" svg:x1="10.726cm" svg:y1="0.074cm" svg:x2="12.654cm" svg:y2="1.067cm"><text:p/></draw:line></text:p>
      <text:p text:style-name="P13"><draw:line text:anchor-type="paragraph" draw:z-index="9" draw:name="Shape6" draw:style-name="gr2" draw:text-style-name="P63" svg:x1="8.377cm" svg:y1="1.175cm" svg:x2="8.377cm" svg:y2="0.205cm"><text:p/></draw:line><draw:custom-shape text:anchor-type="paragraph" draw:z-index="1" draw:name="Shape1" draw:style-name="gr1" draw:text-style-name="P63" svg:width="4.724cm" svg:height="1.527cm" svg:x="12.654cm" svg:y="0.187cm"><text:p text:style-name="P63">Zonas</text:p><draw:enhanced-geometry svg:viewBox="0 0 21600 21600" draw:type="rectangle" draw:enhanced-path="M 0 0 L 21600 0 21600 21600 0 21600 0 0 Z N"/></draw:custom-shape></text:p>
      <text:p text:style-name="P13"><draw:line text:anchor-type="paragraph" draw:z-index="20" draw:name="Shape13" draw:style-name="gr4" draw:text-style-name="P63" svg:x1="2.708cm" svg:y1="3.083cm" svg:x2="2.727cm" svg:y2="0.434cm"><text:p/></draw:line><draw:line text:anchor-type="paragraph" draw:z-index="21" draw:name="Shape14" draw:style-name="gr2" draw:text-style-name="P63" svg:x1="2.842cm" svg:y1="0.454cm" svg:x2="12.655cm" svg:y2="0.415cm"><text:p/></draw:line></text:p>
      <text:p text:style-name="P13"><draw:custom-shape text:anchor-type="paragraph" draw:z-index="8" draw:name="Shape1" draw:style-name="gr1" draw:text-style-name="P63" svg:width="4.724cm" svg:height="1.527cm" svg:x="6.017cm" svg:y="0.201cm"><text:p text:style-name="P63">Facturas</text:p><draw:enhanced-geometry svg:viewBox="0 0 21600 21600" draw:type="rectangle" draw:enhanced-path="M 0 0 L 21600 0 21600 21600 0 21600 0 0 Z N"/></draw:custom-shape></text:p>
      <text:p text:style-name="P13"><draw:line text:anchor-type="paragraph" draw:z-index="16" draw:name="Shape10" draw:style-name="gr3" draw:text-style-name="P63" svg:x1="5.08cm" svg:y1="0.413cm" svg:x2="5.08cm" svg:y2="5.625cm"><text:p/></draw:line><draw:line text:anchor-type="paragraph" draw:z-index="17" draw:name="Shape11" draw:style-name="gr3" draw:text-style-name="P63" svg:x1="5.237cm" svg:y1="0.413cm" svg:x2="5.872cm" svg:y2="0.413cm"><text:p/></draw:line><text:s text:c="52"/><text:span text:style-name="T4">n</text:span></text:p>
      <text:p text:style-name="P14">1 <text:s text:c="8"/>N<text:span text:style-name="T2"> </text:span></text:p>
      <text:p text:style-name="P13"><draw:line text:anchor-type="paragraph" draw:z-index="7" draw:name="Shape5" draw:style-name="gr2" draw:text-style-name="P63" svg:x1="1.335cm" svg:y1="0.448cm" svg:x2="-0.018cm" svg:y2="0.464cm"><text:p/></draw:line><draw:line text:anchor-type="paragraph" draw:z-index="14" draw:name="Shape8" draw:style-name="gr2" draw:text-style-name="P63" svg:x1="8.463cm" svg:y1="1.148cm" svg:x2="8.435cm" svg:y2="0.153cm"><text:p/></draw:line></text:p>
      <text:p text:style-name="P13"/>
      <text:p text:style-name="P13"><draw:custom-shape text:anchor-type="paragraph" draw:z-index="13" draw:name="Shape1" draw:style-name="gr1" draw:text-style-name="P63" svg:width="4.724cm" svg:height="1.527cm" svg:x="6.075cm" svg:y="0.175cm"><text:p text:style-name="P63">Lineas-Factura</text:p><draw:enhanced-geometry svg:viewBox="0 0 21600 21600" draw:type="rectangle" draw:enhanced-path="M 0 0 L 21600 0 21600 21600 0 21600 0 0 Z N"/></draw:custom-shape><draw:custom-shape text:anchor-type="paragraph" draw:z-index="19" draw:name="Shape1" draw:style-name="gr1" draw:text-style-name="P63" svg:width="4.724cm" svg:height="1.527cm" svg:x="-0.007cm" svg:y="0.136cm"><text:p text:style-name="P63">Bodegas</text:p><draw:enhanced-geometry svg:viewBox="0 0 21600 21600" draw:type="rectangle" draw:enhanced-path="M 0 0 L 21600 0 21600 21600 0 21600 0 0 Z N"/></draw:custom-shape></text:p>
      <text:p text:style-name="P13"><draw:custom-shape text:anchor-type="paragraph" draw:z-index="10" draw:name="Shape1" draw:style-name="gr1" draw:text-style-name="P63" svg:width="4.724cm" svg:height="1.527cm" svg:x="13.157cm" svg:y="2.568cm"><text:p text:style-name="P63">Familias</text:p><draw:enhanced-geometry svg:viewBox="0 0 21600 21600" draw:type="rectangle" draw:enhanced-path="M 0 0 L 21600 0 21600 21600 0 21600 0 0 Z N"/></draw:custom-shape><draw:custom-shape text:anchor-type="paragraph" draw:z-index="11" draw:name="Shape1" draw:style-name="gr1" draw:text-style-name="P63" svg:width="4.724cm" svg:height="1.527cm" svg:x="6.16cm" svg:y="2.554cm"><text:p text:style-name="P63">Productos</text:p><draw:enhanced-geometry svg:viewBox="0 0 21600 21600" draw:type="rectangle" draw:enhanced-path="M 0 0 L 21600 0 21600 21600 0 21600 0 0 Z N"/></draw:custom-shape><draw:line text:anchor-type="paragraph" draw:z-index="12" draw:name="Shape7" draw:style-name="gr2" draw:text-style-name="P63" svg:x1="10.883cm" svg:y1="3.394cm" svg:x2="13.157cm" svg:y2="3.366cm"><text:p/></draw:line><draw:line text:anchor-type="paragraph" draw:z-index="15" draw:name="Shape9" draw:style-name="gr2" draw:text-style-name="P63" svg:x1="8.477cm" svg:y1="1.214cm" svg:x2="8.477cm" svg:y2="2.555cm"><text:p/></draw:line><draw:line text:anchor-type="paragraph" draw:z-index="18" draw:name="Shape12" draw:style-name="gr3" draw:text-style-name="P63" svg:x1="5.08cm" svg:y1="3.078cm" svg:x2="6.015cm" svg:y2="3.078cm"><text:p/></draw:line><draw:line text:anchor-type="paragraph" draw:z-index="25" draw:name="Shape17" draw:style-name="gr3" draw:text-style-name="P63" svg:x1="-1.035cm" svg:y1="0.445cm" svg:x2="-1.035cm" svg:y2="4.938cm"><text:p/></draw:line><draw:line text:anchor-type="paragraph" draw:z-index="28" draw:name="Shape20" draw:style-name="gr3" draw:text-style-name="P63" svg:x1="-1.018cm" svg:y1="0.347cm" svg:x2="-0.095cm" svg:y2="0.347cm"><text:p/></draw:line></text:p>
      <text:p text:style-name="P13"><draw:line text:anchor-type="paragraph" draw:z-index="43" draw:name="Shape32" draw:style-name="gr11" draw:text-style-name="P63" svg:x1="-0.968cm" svg:y1="11.238cm" svg:x2="-0.795cm" svg:y2="0.208cm"><text:p/></draw:line><draw:line text:anchor-type="paragraph" draw:z-index="44" draw:name="Shape33" draw:style-name="gr10" draw:text-style-name="P63" svg:x1="-0.796cm" svg:y1="0.208cm" svg:x2="-0.008cm" svg:y2="0.224cm"><text:p/></draw:line></text:p>
      <text:p text:style-name="P13"><draw:line text:anchor-type="paragraph" draw:z-index="23" draw:name="Shape15" draw:style-name="gr2" draw:text-style-name="P63" svg:x1="2.362cm" svg:y1="1.757cm" svg:x2="2.381cm" svg:y2="0.201cm"><text:p/></draw:line></text:p>
      <text:p text:style-name="P13"/>
      <text:p text:style-name="P13"/>
      <text:p text:style-name="P13"><draw:custom-shape text:anchor-type="paragraph" draw:z-index="22" draw:name="Shape1" draw:style-name="gr1" draw:text-style-name="P63" svg:width="4.724cm" svg:height="1.527cm" svg:x="-0.104cm" svg:y="0.296cm"><text:p text:style-name="P63">Inventario</text:p><draw:enhanced-geometry svg:viewBox="0 0 21600 21600" draw:type="rectangle" draw:enhanced-path="M 0 0 L 21600 0 21600 21600 0 21600 0 0 Z N"/></draw:custom-shape></text:p>
      <text:p text:style-name="P13"><draw:line text:anchor-type="paragraph" draw:z-index="24" draw:name="Shape16" draw:style-name="gr2" draw:text-style-name="P63" svg:x1="4.62cm" svg:y1="0.633cm" svg:x2="6.16cm" svg:y2="0.614cm"><text:p/></draw:line><draw:line text:anchor-type="paragraph" draw:z-index="26" draw:name="Shape18" draw:style-name="gr3" draw:text-style-name="P63" svg:x1="-0.845cm" svg:y1="2.036cm" svg:x2="8.257cm" svg:y2="2.036cm"><text:p/></draw:line><draw:line text:anchor-type="paragraph" draw:z-index="27" draw:name="Shape19" draw:style-name="gr3" draw:text-style-name="P63" svg:x1="8.237cm" svg:y1="1.901cm" svg:x2="8.237cm" svg:y2="1.266cm"><text:p/></draw:line><text:s text:c="52"/><text:span text:style-name="T4">n</text:span></text:p>
      <text:p text:style-name="P13"/>
      <text:p text:style-name="P13"><draw:line text:anchor-type="paragraph" draw:z-index="38" draw:name="Shape28" draw:style-name="gr10" draw:text-style-name="P63" svg:x1="8.549cm" svg:y1="2.935cm" svg:x2="8.535cm" svg:y2="0.185cm"><text:p/></draw:line><draw:line text:anchor-type="paragraph" draw:z-index="41" draw:name="Shape30" draw:style-name="gr10" draw:text-style-name="P63" svg:x1="2.013cm" svg:y1="6.972cm" svg:x2="7.37cm" svg:y2="0.185cm"><text:p/></draw:line></text:p>
      <text:p text:style-name="P13"/>
      <text:p text:style-name="P13"/>
      <text:p text:style-name="P13"><draw:custom-shape text:anchor-type="paragraph" draw:z-index="50" draw:name="Shape37" draw:style-name="gr12" draw:text-style-name="P66" svg:width="12.974cm" svg:height="10.792cm" svg:x="-1.175cm" svg:y="0.3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custom-shape text:anchor-type="paragraph" draw:z-index="36" draw:name="Shape1" draw:style-name="gr9" draw:text-style-name="P65" svg:width="4.724cm" svg:height="1.527cm" svg:x="6.318cm" svg:y="4.981cm"><text:p text:style-name="P63">Materias primas</text:p><draw:enhanced-geometry svg:viewBox="0 0 21600 21600" draw:type="rectangle" draw:enhanced-path="M 0 0 L 21600 0 21600 21600 0 21600 0 0 Z N"/></draw:custom-shape><draw:custom-shape text:anchor-type="paragraph" draw:z-index="37" draw:name="Shape1" draw:style-name="gr9" draw:text-style-name="P65" svg:width="4.724cm" svg:height="1.527cm" svg:x="6.362cm" svg:y="1.164cm"><text:p text:style-name="P63">Componentes</text:p><draw:enhanced-geometry svg:viewBox="0 0 21600 21600" draw:type="rectangle" draw:enhanced-path="M 0 0 L 21600 0 21600 21600 0 21600 0 0 Z N"/></draw:custom-shape><draw:line text:anchor-type="paragraph" draw:z-index="39" draw:name="Shape29" draw:style-name="gr10" draw:text-style-name="P63" svg:x1="8.592cm" svg:y1="2.69cm" svg:x2="8.592cm" svg:y2="4.918cm"><text:p/></draw:line><draw:custom-shape text:anchor-type="paragraph" draw:z-index="40" draw:name="Shape1" draw:style-name="gr9" draw:text-style-name="P65" svg:width="4.724cm" svg:height="1.527cm" svg:x="-0.146cm" svg:y="5.025cm"><text:p text:style-name="P63">Orden de Produccion</text:p><draw:enhanced-geometry svg:viewBox="0 0 21600 21600" draw:type="rectangle" draw:enhanced-path="M 0 0 L 21600 0 21600 21600 0 21600 0 0 Z N"/></draw:custom-shape><draw:line text:anchor-type="paragraph" draw:z-index="42" draw:name="Shape31" draw:style-name="gr11" draw:text-style-name="P63" svg:x1="-0.146cm" svg:y1="5.883cm" svg:x2="-0.968cm" svg:y2="5.883cm"><text:p/></draw:line><draw:custom-shape text:anchor-type="paragraph" draw:z-index="45" draw:name="Shape1" draw:style-name="gr9" draw:text-style-name="P65" svg:width="4.724cm" svg:height="1.527cm" svg:x="-0.175cm" svg:y="8.38cm"><text:p text:style-name="P63">Orden de Trabajo</text:p><draw:enhanced-geometry svg:viewBox="0 0 21600 21600" draw:type="rectangle" draw:enhanced-path="M 0 0 L 21600 0 21600 21600 0 21600 0 0 Z N"/></draw:custom-shape><draw:line text:anchor-type="paragraph" draw:z-index="46" draw:name="Shape34" draw:style-name="gr10" draw:text-style-name="P63" svg:x1="1.969cm" svg:y1="8.38cm" svg:x2="2.027cm" svg:y2="6.551cm"><text:p/></draw:line><draw:custom-shape text:anchor-type="paragraph" draw:z-index="47" draw:name="Shape1" draw:style-name="gr9" draw:text-style-name="P65" svg:width="4.724cm" svg:height="1.527cm" svg:x="6.535cm" svg:y="8.408cm"><text:p text:style-name="P63">Requisición de Materiales</text:p><draw:enhanced-geometry svg:viewBox="0 0 21600 21600" draw:type="rectangle" draw:enhanced-path="M 0 0 L 21600 0 21600 21600 0 21600 0 0 Z N"/></draw:custom-shape><draw:line text:anchor-type="paragraph" draw:z-index="48" draw:name="Shape35" draw:style-name="gr10" draw:text-style-name="P63" svg:x1="6.535cm" svg:y1="9.169cm" svg:x2="4.549cm" svg:y2="9.169cm"><text:p/></draw:line><draw:line text:anchor-type="paragraph" draw:z-index="49" draw:name="Shape36" draw:style-name="gr10" draw:text-style-name="P63" svg:x1="8.765cm" svg:y1="8.408cm" svg:x2="8.751cm" svg:y2="6.507cm"><text:p/></draw:line><draw:custom-shape text:anchor-type="paragraph" draw:z-index="52" draw:name="Shape39" draw:style-name="gr14" draw:text-style-name="P67" svg:width="4.839cm" svg:height="10.182cm" svg:x="13.712cm" svg:y="0.1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3" draw:name="Shape40" draw:style-name="gr10" draw:text-style-name="P63" svg:x1="13.712cm" svg:y1="5.616cm" svg:x2="11.16cm" svg:y2="5.642cm"><text:p/></draw:line></text:p>
      <text:p text:style-name="P40">Modelo físico: <text:s/><text:span text:style-name="T31">SQL-DDL </text:span></text:p>
      <text:p text:style-name="P22">(implementación de tablas en el Sistema Gestor de Base de Datos <text:span text:style-name="T31">ORACLE 21C</text:span>)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vendedores</text:p>
          </table:table-cell>
          <table:table-cell table:style-name="Table2.B1" office:value-type="string">
            <text:p text:style-name="P23">create table vendedores (</text:p>
            <text:p text:style-name="P23"><text:span text:style-name="T6">codigo </text:span><text:s text:c="12"/>int, <text:s text:c="4"/><text:span text:style-name="T21">5</text:span></text:p>
            <text:p text:style-name="P23">nombre <text:s text:c="10"/>text, <text:s text:c="3"/><text:span text:style-name="T21">Juan</text:span></text:p>
            <text:p text:style-name="P23">total_vendido <text:s/>int, <text:s text:c="5"/><text:span text:style-name="T21">200000</text:span></text:p>
            <text:p text:style-name="P23">comision_anual int, <text:s text:c="4"/><text:span text:style-name="T21">4</text:span></text:p>
            <text:p text:style-name="P23">constraint pkvendedor primary key (codigo))</text:p>
          </table:table-cell>
        </table:table-row>
        <table:table-row>
          <table:table-cell table:style-name="Table2.A2" office:value-type="string">
            <text:p text:style-name="P9">Zonas</text:p>
          </table:table-cell>
          <table:table-cell table:style-name="Table2.B2" office:value-type="string">
            <text:p text:style-name="P23">create table zonas(</text:p>
            <text:p text:style-name="P23"><text:span text:style-name="T6">codigo </text:span><text:s text:c="8"/>int,</text:p>
            <text:p text:style-name="P23">nombre <text:s text:c="8"/>text,</text:p>
            <text:p text:style-name="P23">total_clientes int,</text:p>
            <text:p text:style-name="P23">total_ventas <text:s text:c="2"/>int,</text:p>
            <text:p text:style-name="P23">constraint pkzonas <text:s text:c="3"/>primary key (codigo))</text:p>
          </table:table-cell>
        </table:table-row>
        <table:table-row>
          <table:table-cell table:style-name="Table2.A2" office:value-type="string">
            <text:p text:style-name="P9">tipos_clientes</text:p>
          </table:table-cell>
          <table:table-cell table:style-name="Table2.B2" office:value-type="string">
            <text:p text:style-name="P23">create table tipo_clientes(</text:p>
            <text:p text:style-name="P23"><text:span text:style-name="T6">codigo</text:span> <text:s text:c="8"/><text:tab/><text:tab/>int, <text:s text:c="3"/><text:span text:style-name="T22">1</text:span></text:p>
            <text:p text:style-name="P23">descuento <text:s text:c="5"/><text:tab/>int, <text:s text:c="2"/><text:span text:style-name="T22">15</text:span></text:p>
            <text:p text:style-name="P23">limite_credito <text:tab/>int, <text:s text:c="2"/><text:span text:style-name="T22">1000000</text:span></text:p>
            <text:p text:style-name="P23">pla<text:span text:style-name="T22">z</text:span>o_maximo <text:s text:c="2"/><text:tab/>int,<text:tab/><text:span text:style-name="T22">30</text:span></text:p>
            <text:p text:style-name="P23">constraint pktipo_cliente primary key (codigo))</text:p>
          </table:table-cell>
        </table:table-row>
        <table:table-row>
          <table:table-cell table:style-name="Table2.A2" office:value-type="string">
            <text:p text:style-name="P9">clientes</text:p>
          </table:table-cell>
          <table:table-cell table:style-name="Table2.B2" office:value-type="string">
            <text:p text:style-name="P23">create table clientes (</text:p>
            <text:p text:style-name="P23"><text:span text:style-name="T6">codigo <text:s text:c="2"/></text:span><text:s text:c="4"/><text:tab/><text:tab/>int, <text:s text:c="2"/><text:span text:style-name="T21">1</text:span></text:p>
            <text:p text:style-name="P23">nombre <text:s text:c="6"/><text:tab/><text:tab/>text, <text:s/><text:span text:style-name="T21">Ana</text:span></text:p>
            <text:p text:style-name="P23">total_compra <text:tab/>int, <text:s text:c="2"/><text:span text:style-name="T21">56000</text:span></text:p>
            <text:p text:style-name="P23"><text:span text:style-name="T23">tipo_cliente</text:span> <text:tab/><text:tab/>int, <text:s text:c="2"/><text:span text:style-name="T21">1</text:span></text:p>
            <text:p text:style-name="P23"><text:span text:style-name="T23">zona</text:span> <text:s text:c="8"/><text:tab/><text:tab/>int, <text:s text:c="2"/><text:span text:style-name="T21">1</text:span></text:p>
            <text:p text:style-name="P23"><text:span text:style-name="T23">vendedor</text:span> <text:s text:c="4"/><text:tab/><text:tab/>int, <text:s text:c="2"/><text:span text:style-name="T21">5</text:span></text:p>
            <text:p text:style-name="P23">constraint pkcliente <text:s/>primary key (codigo),</text:p>
            <text:p text:style-name="P23">constraint fkcliente1 foreign key (<text:span text:style-name="T23">vendedor</text:span>) <text:s text:c="4"/>references vendedores (codigo),</text:p>
            <text:p text:style-name="P23">constraint fkcliente2 foreign key (<text:span text:style-name="T23">tipo_cliente</text:span>) references tipo_clientes (codigo),</text:p>
            <text:p text:style-name="P23">constraint fkcliente3 foreign key (<text:span text:style-name="T23">zona</text:span>) <text:s text:c="8"/>references zonas (codigo))</text:p>
          </table:table-cell>
        </table:table-row>
        <table:table-row>
          <table:table-cell table:style-name="Table2.A2" office:value-type="string">
            <text:p text:style-name="P10">facturas</text:p>
          </table:table-cell>
          <table:table-cell table:style-name="Table2.B2" office:value-type="string">
            <text:p text:style-name="P24">create table facturas(</text:p>
            <text:p text:style-name="P24"><text:span text:style-name="T25">numero <text:s text:c="2"/></text:span><text:s text:c="8"/><text:tab/> int, <text:span text:style-name="T27">4545234</text:span></text:p>
            <text:p text:style-name="P24">fecha_creación <text:s text:c="2"/><text:tab/> date, <text:s/><text:span text:style-name="T27">hoy</text:span></text:p>
            <text:p text:style-name="P24">tipo_factura <text:s text:c="5"/><text:tab/>int, <text:s text:c="6"/>-- <text:span text:style-name="T28">1.contad</text:span>o, <text:s/>2.<text:span text:style-name="T27">crédito</text:span></text:p>
            <text:p text:style-name="P24"><text:soft-page-break/>subtotal_factura <text:s/><text:tab/>int, <text:s text:c="3"/><text:span text:style-name="T27">7000</text:span></text:p>
            <text:p text:style-name="P24">total_impuesto <text:s text:c="3"/><text:tab/>int, <text:s text:c="5"/><text:span text:style-name="T27">13</text:span></text:p>
            <text:p text:style-name="P24">total_descuento <text:s/><text:tab/> int, <text:s text:c="2"/><text:span text:style-name="T27">1500</text:span></text:p>
            <text:p text:style-name="P24">total_factura <text:s text:c="4"/><text:tab/>int, <text:s text:c="3"/><text:span text:style-name="T27">7000 + 13% <text:s/>- descuento</text:span></text:p>
            <text:p text:style-name="P24">saldo_factura <text:s text:c="4"/><text:tab/>int, <text:s text:c="3"/><text:span text:style-name="T27">7000 + 13% <text:s/>- descuento</text:span></text:p>
            <text:p text:style-name="P24"><text:span text:style-name="T23">cliente <text:s/></text:span><text:s text:c="9"/><text:tab/>int, <text:s text:c="5"/><text:span text:style-name="T27">1</text:span></text:p>
            <text:p text:style-name="P24">estado <text:s text:c="11"/><text:tab/>int, <text:s text:c="6"/><text:span text:style-name="T28">-- 1. activa</text:span>, <text:s/>2.anulada, <text:s text:c="2"/>3.cancelada</text:p>
            <text:p text:style-name="P24">constraint pkfactura <text:s/>primary key (numero),</text:p>
            <text:p text:style-name="P24">constraint fkfactura1 foreign key (<text:span text:style-name="T23">cliente</text:span>) <text:s/>references clientes (codigo))</text:p>
          </table:table-cell>
        </table:table-row>
        <table:table-row>
          <table:table-cell table:style-name="Table2.A2" office:value-type="string">
            <text:p text:style-name="P10">familias</text:p>
          </table:table-cell>
          <table:table-cell table:style-name="Table2.B2" office:value-type="string">
            <text:p text:style-name="P24">create table familia_productos(</text:p>
            <text:p text:style-name="P24"><text:span text:style-name="T25">codigo</text:span> int, <text:s text:c="13"/><text:span text:style-name="T29">1</text:span></text:p>
            <text:p text:style-name="P24">descripción text, <text:s text:c="5"/><text:span text:style-name="T29">Pintura acrilica</text:span></text:p>
            <text:p text:style-name="P24">constraint pkfamilia_productos primary key (codigo))</text:p>
          </table:table-cell>
        </table:table-row>
        <table:table-row>
          <table:table-cell table:style-name="Table2.A2" office:value-type="string">
            <text:p text:style-name="P10">productos</text:p>
          </table:table-cell>
          <table:table-cell table:style-name="Table2.B2" office:value-type="string">
            <text:p text:style-name="P24">create table productos(</text:p>
            <text:p text:style-name="P24"><text:span text:style-name="T25">codigo </text:span><text:s text:c="10"/>int, <text:s text:c="2"/><text:span text:style-name="T29">23</text:span></text:p>
            <text:p text:style-name="P26">nombre <text:s text:c="8"/>varchar(30), <text:s/>pintura acrílica blanca</text:p>
            <text:p text:style-name="P24">precio_venta <text:s/>int, <text:s text:c="12"/><text:span text:style-name="T29">7000</text:span></text:p>
            <text:p text:style-name="P24">utilidad <text:s text:c="7"/>int, <text:s text:c="15"/><text:span text:style-name="T29">25</text:span></text:p>
            <text:p text:style-name="P24"><text:span text:style-name="T23">familia <text:s/></text:span><text:s text:c="8"/>int, <text:s text:c="14"/><text:span text:style-name="T29">1</text:span></text:p>
            <text:p text:style-name="P24">constraint pkproducto <text:s/>primary key (codigo),</text:p>
            <text:p text:style-name="P24">constraint fkproducto <text:s/>foreign key (<text:span text:style-name="T23">familia</text:span>) references familia_productos (codigo))</text:p>
          </table:table-cell>
        </table:table-row>
        <table:table-row>
          <table:table-cell table:style-name="Table2.A2" office:value-type="string">
            <text:p text:style-name="P10">lineas_facturas</text:p>
          </table:table-cell>
          <table:table-cell table:style-name="Table2.B2" office:value-type="string">
            <text:p text:style-name="P24">create table lineas_factura(</text:p>
            <text:p text:style-name="P24"><text:span text:style-name="T26">producto</text:span><text:span text:style-name="T25"> </text:span><text:s text:c="4"/>int,</text:p>
            <text:p text:style-name="P24">cantidad <text:s text:c="4"/>int,</text:p>
            <text:p text:style-name="P24">precio_linea int,</text:p>
            <text:p text:style-name="P24"><text:span text:style-name="T26">factura</text:span><text:span text:style-name="T25"> </text:span><text:s text:c="5"/>int,</text:p>
            <text:p text:style-name="P24">constraint pklineas_facturas <text:s text:c="2"/>primary key (<text:span text:style-name="T25">factura, producto</text:span>),</text:p>
            <text:p text:style-name="P24">constraint fklineas_producto1 <text:s/>foreign key (<text:span text:style-name="T23">producto</text:span>) references productos (codigo),</text:p>
            <text:p text:style-name="P24">constraint fklineas_producto2 <text:s/>foreign key (<text:span text:style-name="T23">factura</text:span>) <text:s/>references facturas <text:s/>(numero))</text:p>
          </table:table-cell>
        </table:table-row>
        <table:table-row>
          <table:table-cell table:style-name="Table2.A2" office:value-type="string">
            <text:p text:style-name="P10">bodegas</text:p>
          </table:table-cell>
          <table:table-cell table:style-name="Table2.B2" office:value-type="string">
            <text:p text:style-name="P24">create table bodegas(</text:p>
            <text:p text:style-name="P24"><text:span text:style-name="T25">codigo</text:span> int,</text:p>
            <text:p text:style-name="P24"><text:span text:style-name="T23">zona </text:span><text:s text:c="2"/>int,</text:p>
            <text:p text:style-name="P24">constraint pkbodega primary key (<text:span text:style-name="T25">codigo</text:span>),</text:p>
            <text:p text:style-name="P24">constraint fkbodega foreign key (<text:span text:style-name="T23">zona</text:span>) references zonas (codigo))</text:p>
          </table:table-cell>
        </table:table-row>
        <text:soft-page-break/>
        <table:table-row>
          <table:table-cell table:style-name="Table2.A2" office:value-type="string">
            <text:p text:style-name="P10">inventario_bodega</text:p>
          </table:table-cell>
          <table:table-cell table:style-name="Table2.B2" office:value-type="string">
            <text:p text:style-name="P24">create table inventario_bodega(</text:p>
            <text:p text:style-name="P24"><text:span text:style-name="T25">bodega </text:span><text:s text:c="17"/>int, <text:s text:c="3"/><text:span text:style-name="T30">4 <text:s/>San Jose</text:span></text:p>
            <text:p text:style-name="P24"><text:span text:style-name="T25">producto</text:span> <text:s text:c="15"/>int, <text:s text:c="2"/><text:span text:style-name="T30">23 <text:s/></text:span></text:p>
            <text:p text:style-name="P24">cantidad_actual <text:s text:c="5"/>int, <text:s text:c="2"/><text:span text:style-name="T10">10 <text:s text:c="5"/>6 <text:s text:c="2"/>→ 4</text:span></text:p>
            <text:p text:style-name="P24">cantidad_minima <text:s text:c="3"/>int, <text:s text:c="2"/><text:span text:style-name="T6"><text:s/></text:span><text:span text:style-name="T10">5 <text:s text:c="6"/>4 &lt; 5</text:span></text:p>
            <text:p text:style-name="P24">cantidad_reorder <text:s text:c="4"/>int, <text:s text:c="2"/><text:span text:style-name="T10">20 <text:s text:c="6"/>→ 20 <text:s text:c="5"/>→ 24</text:span></text:p>
            <text:p text:style-name="P24">constraint pkinventario_bodega <text:s text:c="2"/>primary key (<text:span text:style-name="T25">bodega, producto</text:span>),</text:p>
            <text:p text:style-name="P24">constraint fkinventario_bodega1 <text:s/>foreign key (<text:span text:style-name="T24">bodega</text:span>) references bodega (codigo),</text:p>
            <text:p text:style-name="P24">constraint fkinventario_bodega2 <text:s/>foreign key (<text:span text:style-name="T23">producto</text:span>) <text:s/>references productos (codigo))</text:p>
          </table:table-cell>
        </table:table-row>
        <table:table-row>
          <table:table-cell table:style-name="Table2.A2" office:value-type="string">
            <text:p text:style-name="P60">Orden_Produccion</text:p>
          </table:table-cell>
          <table:table-cell table:style-name="Table2.B2" office:value-type="string">
            <text:p text:style-name="P53">create table orden_produccion(</text:p>
            <text:p text:style-name="P53">numero <text:s text:c="6"/>int, <text:s text:c="8"/><text:span text:style-name="T49">automatico</text:span></text:p>
            <text:p text:style-name="P53">producto <text:s text:c="4"/>int,</text:p>
            <text:p text:style-name="P53">cantidad <text:s text:c="4"/>int,</text:p>
            <text:p text:style-name="P53">bodega <text:s text:c="6"/>int,</text:p>
            <text:p text:style-name="P53">fecha <text:s text:c="7"/>int,</text:p>
            <text:p text:style-name="P53">estado <text:s text:c="6"/>int, <text:s text:c="3"/>-- 1.pendiente, <text:s/>2.rechazada, <text:s/>3.cumplida</text:p>
            <text:p text:style-name="P53">constraint pkorden_produccion <text:s/>primary key (numero),</text:p>
            <text:p text:style-name="P53">constraint fkorden_produccion1 foreign key (producto) references productos (codigo),</text:p>
            <text:p text:style-name="P53">constraint fkorden_produccion2 foreign key (bodega) <text:s text:c="2"/>references bodegas (codigo) <text:s/></text:p>
            <text:p text:style-name="P53">)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24"/>
          </table:table-cell>
        </table:table-row>
      </table:table>
      <text:p text:style-name="P16"/>
      <text:p text:style-name="P16"/>
      <text:p text:style-name="P4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span text:style-name="T13">Catálogo de procedimientos almacenados <text:s text:c="74"/></text:span><text:span text:style-name="T15"><text:s text:c="93"/></text:span><text:s/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1">Vendedores: <text:s text:c="5"/><text:span text:style-name="T45">u1</text:span></text:p>
          </table:table-cell>
          <table:covered-table-cell/>
        </table:table-row>
        <table:table-row>
          <table:table-cell table:style-name="Table1.A3" office:value-type="string">
            <text:p text:style-name="P1"><text:span text:style-name="T12">sp</text:span>001</text:p>
          </table:table-cell>
          <table:table-cell table:style-name="Table1.A1" office:value-type="string">
            <text:p text:style-name="P1"><text:span text:style-name="T37">Incluir</text:span><text:span text:style-name="T36"> vendedore</text:span><text:span text:style-name="T38">s</text:span><text:span text:style-name="T16">: incluye nuevos vendedores en la tabla de vendedores, recibe como parametro el codigo de vendedor y el nombre, los demás valores quedan con valor 0</text:span></text:p>
          </table:table-cell>
        </table:table-row>
        <table:table-row>
          <table:table-cell table:style-name="Table1.A2" table:number-columns-spanned="2" office:value-type="string">
            <text:list xml:id="list3802312712" text:style-name="L1">
              <text:list-item>
                <text:p text:style-name="P47"><text:span text:style-name="T14">c</text:span>reate or replace <text:span text:style-name="T5">procedure </text:span>sp001 (wcodigo int, <text:s/>wnombre varcha<text:span text:style-name="T17">r</text:span>)</text:p>
              </text:list-item>
              <text:list-item>
                <text:p text:style-name="P47">is</text:p>
              </text:list-item>
              <text:list-item>
                <text:p text:style-name="P47">Begin</text:p>
              </text:list-item>
              <text:list-item>
                <text:p text:style-name="P48"><text:s text:c="11"/>insert into vendedores (codigo, nombre, <text:span text:style-name="T16">total_vendido, comision_anual, </text:span>) </text:p>
              </text:list-item>
              <text:list-item>
                <text:p text:style-name="P48"><text:s text:c="11"/>values (wcodigo, wnombre, <text:span text:style-name="T16">0.00, 0.00</text:span>);</text:p>
              </text:list-item>
              <text:list-item>
                <text:p text:style-name="P47"><text:s text:c="11"/>commit;</text:p>
              </text:list-item>
              <text:list-item>
                <text:p text:style-name="P47">end SP001;</text:p>
              </text:list-item>
            </text:list>
          </table:table-cell>
          <table:covered-table-cell/>
        </table:table-row>
        <table:table-row>
          <table:table-cell table:style-name="Table1.A5" office:value-type="string">
            <text:p text:style-name="P1">sp002</text:p>
          </table:table-cell>
          <table:table-cell table:style-name="Table1.A2" office:value-type="string">
            <text:p text:style-name="P1"><text:span text:style-name="T36">Modificar </text:span><text:span text:style-name="T37">vendedores</text:span><text:span text:style-name="T12">: recibe como parámetros el código y nombre de proveedor, los demás datos, no pueden ser modificados en este procedimiento.</text:span></text:p>
          </table:table-cell>
        </table:table-row>
        <table:table-row>
          <table:table-cell table:style-name="Table1.A2" table:number-columns-spanned="2" office:value-type="string">
            <text:list xml:id="list1295091927" text:style-name="L2">
              <text:list-item>
                <text:p text:style-name="P55">create or replace procedure sp002 (wcodigo int, wnombre varchar)</text:p>
              </text:list-item>
              <text:list-item>
                <text:p text:style-name="P55">is</text:p>
              </text:list-item>
              <text:list-item>
                <text:p text:style-name="P55">begin</text:p>
              </text:list-item>
              <text:list-item>
                <text:p text:style-name="P55"><text:s text:c="7"/>update vendedores set nombre = wnombre where codigo = wcodigo;</text:p>
              </text:list-item>
              <text:list-item>
                <text:p text:style-name="P55"><text:s text:c="7"/>commit;</text:p>
              </text:list-item>
              <text:list-item>
                <text:p text:style-name="P55">end sp002;</text:p>
              </text:list-item>
            </text:list>
          </table:table-cell>
          <table:covered-table-cell/>
        </table:table-row>
        <table:table-row>
          <table:table-cell table:style-name="Table1.A5" office:value-type="string">
            <text:p text:style-name="P1">sp003</text:p>
          </table:table-cell>
          <table:table-cell table:style-name="Table1.A2" office:value-type="string">
            <text:p text:style-name="P1">Borrar <text:span text:style-name="T12">vendedores: </text:span></text:p>
          </table:table-cell>
        </table:table-row>
        <table:table-row>
          <table:table-cell table:style-name="Table1.A2" table:number-columns-spanned="2" office:value-type="string">
            <text:p text:style-name="P2"><text:s text:c="7"/><text:span text:style-name="T35">Create o replace procedure sp003(wcodigo int )</text:span></text:p>
            <text:p text:style-name="P2"><text:s text:c="7"/><text:span text:style-name="T35">is </text:span></text:p>
            <text:p text:style-name="P2"><text:s text:c="7"/><text:span text:style-name="T35">begin</text:span></text:p>
            <text:p text:style-name="P2"><text:s text:c="17"/><text:span text:style-name="T35">delete from vendedores where vendedor.codigo = wcodigo;</text:span></text:p>
            <text:p text:style-name="P2"><text:s text:c="17"/><text:span text:style-name="T35">commit;</text:span></text:p>
            <text:p text:style-name="P2"><text:s text:c="7"/><text:span text:style-name="T35">end sp003</text:span></text:p>
            <text:p text:style-name="P2"/>
            <text:p text:style-name="P2"/>
          </table:table-cell>
          <table:covered-table-cell/>
        </table:table-row>
        <table:table-row>
          <table:table-cell table:style-name="Table1.A5" office:value-type="string">
            <text:p text:style-name="P1"><text:span text:style-name="T12">s</text:span>p004</text:p>
          </table:table-cell>
          <table:table-cell table:style-name="Table1.A2" office:value-type="string">
            <text:p text:style-name="P1">Actualizar <text:span text:style-name="T12">comisión: actualiza el porcentaje comisión anual que gana el vendedor</text:span></text:p>
            <text:p text:style-name="P1"/>
          </table:table-cell>
        </table:table-row>
        <table:table-row>
          <table:table-cell table:style-name="Table1.A2" table:number-columns-spanned="2" office:value-type="string">
            <text:p text:style-name="P3"/>
            <text:list xml:id="list2213047744" text:style-name="L3">
              <text:list-item>
                <text:p text:style-name="P56">create or replace procedure sp00<text:span text:style-name="T18">4</text:span> (wcodigo int, wcomision int)</text:p>
              </text:list-item>
              <text:list-item>
                <text:p text:style-name="P56"><text:s text:c="61"/></text:p>
              </text:list-item>
              <text:list-item>
                <text:p text:style-name="P56">is</text:p>
              </text:list-item>
              <text:list-item>
                <text:p text:style-name="P56">begin</text:p>
              </text:list-item>
              <text:list-item>
                <text:p text:style-name="P56"><text:s text:c="7"/>update vendedores set comision_anual = wcomision where codigo = wcodigo;</text:p>
              </text:list-item>
              <text:list-item>
                <text:p text:style-name="P56"><text:s text:c="7"/>commit;</text:p>
              </text:list-item>
              <text:list-item>
                <text:p text:style-name="P56">end sp00<text:span text:style-name="T18">4</text:span>;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</table:table-row>
        <text:soft-page-break/>
        <table:table-row>
          <table:table-cell table:style-name="Table1.A5" office:value-type="string">
            <text:p text:style-name="P1">sp005</text:p>
          </table:table-cell>
          <table:table-cell table:style-name="Table1.A2" office:value-type="string">
            <text:p text:style-name="P1">Listado de vendedores: <text:span text:style-name="T17">el procedimiento retorna en un cursor la lista de todos los vendedores , ordenados por nombre de vendedor</text:span></text:p>
            <text:p text:style-name="P1"/>
          </table:table-cell>
        </table:table-row>
        <table:table-row>
          <table:table-cell table:style-name="Table1.A2" table:number-columns-spanned="2" office:value-type="string">
            <text:list xml:id="list3838089170" text:style-name="L4">
              <text:list-header>
                <text:p text:style-name="P49"/>
              </text:list-header>
              <text:list-item>
                <text:p text:style-name="P49">create or replace procedure sp005 ( <text:span text:style-name="T39">c1</text:span> <text:s/>OUT <text:span text:style-name="T6">SYS_</text:span>REFCURSOR)</text:p>
              </text:list-item>
              <text:list-item>
                <text:p text:style-name="P49">is <text:s text:c="2"/></text:p>
              </text:list-item>
              <text:list-item>
                <text:p text:style-name="P49">begin</text:p>
              </text:list-item>
              <text:list-item>
                <text:p text:style-name="P49"><text:s text:c="7"/>open <text:span text:style-name="T39">c1</text:span> <text:s/>for <text:s/>select <text:span text:style-name="T39">codigo, nombre</text:span> from vendedor order by nombre;</text:p>
              </text:list-item>
            </text:list>
            <text:p text:style-name="P19"/>
            <text:list xml:id="list195633029759873" text:continue-numbering="true" text:style-name="L4">
              <text:list-item>
                <text:p text:style-name="P49">end;</text:p>
              </text:list-item>
            </text:list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>
          <table:table-cell table:style-name="Table1.A5" office:value-type="string">
            <text:p text:style-name="P4">sp006</text:p>
          </table:table-cell>
          <table:table-cell table:style-name="Table1.A2" office:value-type="string">
            <text:p text:style-name="P4">Reporte comisión por vendedor: <text:span text:style-name="T19">p</text:span>ara cada uno de los vendedores generar un listado que muestre el monto de <text:span text:style-name="T19">comisión</text:span> a pagar según el monto total vendido anual.</text:p>
            <text:p text:style-name="P4"/>
          </table:table-cell>
        </table:table-row>
        <table:table-row>
          <table:table-cell table:style-name="Table1.A2" table:number-columns-spanned="2" office:value-type="string">
            <text:list xml:id="list2535978706" text:style-name="L5">
              <text:list-header>
                <text:p text:style-name="P57"/>
              </text:list-header>
              <text:list-item>
                <text:p text:style-name="P57">Create or replace procedure sp006 ( comisiones <text:s/><text:span text:style-name="T40">out </text:span>SYS_REFCURSOR)</text:p>
              </text:list-item>
              <text:list-item>
                <text:p text:style-name="P57">is</text:p>
              </text:list-item>
              <text:list-item>
                <text:p text:style-name="P57">begin</text:p>
              </text:list-item>
              <text:list-item>
                <text:p text:style-name="P57"><text:s text:c="7"/>open comisiones for </text:p>
              </text:list-item>
              <text:list-item>
                <text:p text:style-name="P57"><text:s text:c="7"/><text:span text:style-name="T41">select vendedor.codigo, sum(vendedor.comision_anual * facturas.total_factura) as <text:s text:c="2"/>comision anual</text:span></text:p>
              </text:list-item>
              <text:list-item>
                <text:p text:style-name="P58"><text:s text:c="10"/>from vendedor, cliente, factura</text:p>
              </text:list-item>
              <text:list-item>
                <text:p text:style-name="P58"><text:s text:c="12"/>where vendedor.codigo = cliente.vendedor</text:p>
              </text:list-item>
              <text:list-item>
                <text:p text:style-name="P58"><text:s text:c="14"/>and cliente.codigo = factura.cliente</text:p>
              </text:list-item>
              <text:list-item>
                <text:p text:style-name="P58"><text:s text:c="10"/>group by vendedor.codigo</text:p>
              </text:list-item>
              <text:list-item>
                <text:p text:style-name="P57">end sp006;</text:p>
              </text:list-item>
            </text:list>
            <text:p text:style-name="P5"/>
          </table:table-cell>
          <table:covered-table-cell/>
        </table:table-row>
        <table:table-row>
          <table:table-cell table:style-name="Table1.A5" office:value-type="string">
            <text:p text:style-name="P6">sp007</text:p>
          </table:table-cell>
          <table:table-cell table:style-name="Table1.A2" office:value-type="string">
            <text:p text:style-name="P6">Lista de todos los clientes por vendedor <text:span text:style-name="T20">(vendedor, cliente)</text:span></text:p>
          </table:table-cell>
        </table:table-row>
        <table:table-row>
          <table:table-cell table:style-name="Table1.A2" table:number-columns-spanned="2" office:value-type="string">
            <text:p text:style-name="P6"/>
            <text:p text:style-name="P12">CREATE PROCEDURE SP007 (WVENDEDOR, <text:s/>C2 OUT SYS_REFCURSO)</text:p>
            <text:p text:style-name="P12">IS</text:p>
            <text:p text:style-name="P12">BEGIN</text:p>
            <text:p text:style-name="P12"><text:s text:c="14"/>OPEN C2</text:p>
            <text:p text:style-name="P12"><text:s text:c="21"/>FOR <text:s/>SELECT CLIENTE.NOMBRE </text:p>
            <text:p text:style-name="P12"><text:s text:c="32"/>FROM <text:s/>VENDEDORES, CLIENTES</text:p>
            <text:p text:style-name="P12"><text:s text:c="45"/>WHERE VENDEDOR.CODIGO = CLIENTES.VENDEDOR</text:p>
            <text:p text:style-name="P12"><text:s text:c="58"/>AND <text:s/>VENDEDOR.CODIGO = WVENDEDOR;</text:p>
            <text:p text:style-name="P12"><text:s text:c="2"/>END SP007;</text:p>
            <text:p text:style-name="P12"/>
            <text:p text:style-name="P12"/>
            <text:p text:style-name="P12"/>
            <text:p text:style-name="P12"/>
            <text:p text:style-name="P6"/>
            <text:p text:style-name="P6"/>
            <text:p text:style-name="P6"/>
          </table:table-cell>
          <table:covered-table-cell/>
        </table:table-row>
        <text:soft-page-break/>
        <table:table-row>
          <table:table-cell table:style-name="Table1.A5" office:value-type="string">
            <text:p text:style-name="P6">Sp008</text:p>
          </table:table-cell>
          <table:table-cell table:style-name="Table1.A2" office:value-type="string">
            <text:p text:style-name="P6">Lista de todos los clientes por zona para cada vendedor</text:p>
            <text:p text:style-name="P7">(vendedor, zona, cliente)</text:p>
          </table:table-cell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5" office:value-type="string">
            <text:p text:style-name="P6">Sp009</text:p>
          </table:table-cell>
          <table:table-cell table:style-name="Table1.A2" office:value-type="string">
            <text:p text:style-name="P6">Lista de los clientes y total comprado por cada uno de ellos, ordenados por total comprado</text:p>
            <text:p text:style-name="P7">(vendedor, cliente, total comprado)</text:p>
          </table:table-cell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5" office:value-type="string">
            <text:p text:style-name="P6">sp010</text:p>
          </table:table-cell>
          <table:table-cell table:style-name="Table1.A2" office:value-type="string">
            <text:p text:style-name="P6">Lista de todos los productos vendidos por cada vendedor, ordenado de mayor a menor</text:p>
            <text:p text:style-name="P7">(vendedor, producto, total)</text:p>
          </table:table-cell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5" office:value-type="string">
            <text:p text:style-name="P6">sp011</text:p>
          </table:table-cell>
          <table:table-cell table:style-name="Table1.A2" office:value-type="string">
            <text:p text:style-name="P6">Lista de los clientes de cada vendedor que no han comprado ningún producto durante el primer trimestre del 2023 <text:span text:style-name="T20">(vendedor, cliente)</text:span></text:p>
          </table:table-cell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5" office:value-type="string">
            <text:p text:style-name="P6">sp012</text:p>
          </table:table-cell>
          <table:table-cell table:style-name="Table1.A2" office:value-type="string">
            <text:p text:style-name="P6">Lista de total de productos por familia de producto, vendido por cada vendedor <text:span text:style-name="T20">y </text:span>ordenado de mayor a menor <text:s/><text:span text:style-name="T20">(vendedor, famila, total)</text:span></text:p>
          </table:table-cell>
        </table:table-row>
        <table:table-row>
          <table:table-cell table:style-name="Table1.A5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5" office:value-type="string">
            <text:p text:style-name="P8">sp<text:span text:style-name="T32">073</text:span></text:p>
          </table:table-cell>
          <table:table-cell table:style-name="Table1.A2" office:value-type="string">
            <text:p text:style-name="P11">Actualización de la cantidad actual del inventario mediante una conjunto de movimientos al inventario, </text:p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A2" office:value-type="string">
            <text:p text:style-name="P6"/>
          </table:table-cell>
        </table:table-row>
      </table:table>
      <text:p text:style-name="P15"/>
      <text:p text:style-name="P15"/>
      <text:p text:style-name="P15"/>
      <text:p text:style-name="P15"/>
      <text:p text:style-name="P18"/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>Catalogo de Funciones almacenada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E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15"><text:soft-page-break/></text:p>
      <text:p text:style-name="P15"/>
      <text:p text:style-name="P15"/>
      <text:p text:style-name="P15">Catalogo de Desencadenadores</text:p>
      <text:p text:style-name="P15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15"/>
      <text:p text:style-name="P15"/>
      <text:p text:style-name="P38"><text:span text:style-name="T6">Catálogo de Roles</text:span> y privilegios de <text:span text:style-name="T47">usurarios</text:span></text:p>
      <text:p text:style-name="P38"/>
      <text:p text:style-name="P38"/>
      <text:p text:style-name="P39">connect sys as sydba / root</text:p>
      <text:p text:style-name="P39">create user ana idendtified by ana;</text:p>
      <text:p text:style-name="P39"><text:span text:style-name="T6">grant </text:span>connect to ana;<text:tab/><text:tab/><text:tab/><text:tab/><text:tab/><text:tab/><text:tab/>- - otorgar privilegios</text:p>
      <text:p text:style-name="P39"><text:span text:style-name="T6">grant</text:span> insert, update, delete, select on vendedores <text:s/>to ana;</text:p>
      <text:p text:style-name="P39"/>
      <text:p text:style-name="P39"/>
      <text:p text:style-name="P39">connect ana/ana</text:p>
      <text:p text:style-name="P39">select * <text:s/>from sys.vendedores;</text:p>
      <text:p text:style-name="P39"/>
      <text:p text:style-name="P39"/>
      <text:p text:style-name="P39">- - <text:s text:c="2"/>eliminar los privilegios otrogados a Ana</text:p>
      <text:p text:style-name="P39"/>
      <text:p text:style-name="P39"/>
      <text:p text:style-name="P39">connect sys as sysdba / root</text:p>
      <text:p text:style-name="P39">revoke update, insert , delete, select on vendedores <text:s/>to Ana</text:p>
      <text:p text:style-name="P39"/>
      <text:p text:style-name="P39">grant execute on sp001 to ana;</text:p>
      <text:p text:style-name="P39"/>
      <text:p text:style-name="P39"><draw:custom-shape text:anchor-type="paragraph" draw:z-index="29" draw:name="Shape21" draw:style-name="gr5" draw:text-style-name="P64" svg:width="2.333cm" svg:height="2.214cm" svg:x="0.674cm" svg:y="0.115cm"><text:p text:style-name="P63"><text:span text:style-name="T50">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9"><draw:custom-shape text:anchor-type="paragraph" draw:z-index="31" draw:name="Shape23" draw:style-name="gr6" draw:text-style-name="P64" svg:width="2.765cm" svg:height="1.08cm" svg:x="5.858cm" svg:y="0.21cm"><text:p text:style-name="P63"><text:span text:style-name="T50">OC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25" draw:style-name="gr7" draw:text-style-name="P63" svg:width="2.442cm" svg:height="0.962cm" svg:x="10.966cm" svg:y="0.296cm"><text:p text:style-name="P63">Listener</text:p><draw:enhanced-geometry svg:viewBox="0 0 21600 21600" draw:type="rectangle" draw:enhanced-path="M 0 0 L 21600 0 21600 21600 0 21600 0 0 Z N"/></draw:custom-shape><draw:custom-shape text:anchor-type="paragraph" draw:z-index="34" draw:name="Shape26" draw:style-name="gr8" draw:text-style-name="P63" svg:width="2.117cm" svg:height="1.091cm" svg:x="15.09cm" svg:y="0.178cm"><text:p text:style-name="P63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39"><draw:line text:anchor-type="paragraph" draw:z-index="30" draw:name="Shape22" draw:style-name="gr2" draw:text-style-name="P63" svg:x1="3.244cm" svg:y1="0.285cm" svg:x2="5.641cm" svg:y2="0.22cm"><text:p/></draw:line><draw:line text:anchor-type="paragraph" draw:z-index="32" draw:name="Shape24" draw:style-name="gr2" draw:text-style-name="P63" svg:x1="8.782cm" svg:y1="0.273cm" svg:x2="10.791cm" svg:y2="0.252cm"><text:p/></draw:line><draw:line text:anchor-type="paragraph" draw:z-index="35" draw:name="Shape27" draw:style-name="gr2" draw:text-style-name="P63" svg:x1="13.407cm" svg:y1="0.307cm" svg:x2="15.026cm" svg:y2="0.339cm"><text:p/></draw:line><text:tab/><text:tab/></text:p>
      <text:p text:style-name="P39"><text:tab/><text:tab/><text:tab/><text:span text:style-name="T46">sp001 <text:s text:c="40"/></text:span></text:p>
      <text:p text:style-name="P39"/>
      <text:p text:style-name="P39"/>
      <text:p text:style-name="P38"/>
      <text:p text:style-name="P38"/>
      <text:p text:style-name="P39">Ana <text:s text:c="3"/>vendedores ( insert, modificar, borrar, select)</text:p>
      <text:p text:style-name="P39"/>
      <text:p text:style-name="P39"/>
      <text:p text:style-name="P38"/>
      <text:p text:style-name="P38"/>
      <text:p text:style-name="P38"/>
      <text:p text:style-name="P42">Algo sobre cursores</text:p>
      <text:p text:style-name="P29"/>
      <text:p text:style-name="P29"/>
      <text:p text:style-name="P27">create table vendedores (</text:p>
      <text:p text:style-name="P27"><text:span text:style-name="T6">codigo </text:span><text:s text:c="12"/>int, <text:s text:c="4"/><text:span text:style-name="T21">5</text:span></text:p>
      <text:p text:style-name="P27">nombre <text:s text:c="10"/>text, <text:s text:c="3"/><text:span text:style-name="T21">Juan</text:span></text:p>
      <text:p text:style-name="P27">total_vendido <text:s/>int, <text:s text:c="5"/><text:span text:style-name="T21">200000</text:span></text:p>
      <text:p text:style-name="P27">comision_anual int, <text:s text:c="4"/><text:span text:style-name="T21">4</text:span></text:p>
      <text:p text:style-name="P27">constraint pkvendedor primary key (codigo))</text:p>
      <text:p text:style-name="P29"/>
      <text:p text:style-name="P29">Supongamos <text:s/>que queremos actualizar el total vendido por todos los vendedores, utilizando un cursores</text:p>
      <text:p text:style-name="P33">para el periodo comprendido entre las fechas f1 <text:s/>y <text:s/>f2.</text:p>
      <text:p text:style-name="P29"/>
      <text:p text:style-name="P25"><text:s text:c="5"/><text:span text:style-name="T42">VENDEDOR <text:s/>← CLIENTE ← FACTURA</text:span></text:p>
      <text:p text:style-name="P25"><text:s text:c="3"/><text:span text:style-name="T42">SQL1 </text:span></text:p>
      <text:p text:style-name="P25"><text:s text:c="7"/><text:span text:style-name="T42">SELECT VENDEDOR.CODIGO, FACTURA.TOTAL</text:span></text:p>
      <text:p text:style-name="P25"><text:s text:c="7"/><text:span text:style-name="T42">FROM VENDEDOR.CODIGO = CLIENTE.VENDEDOR</text:span></text:p>
      <text:p text:style-name="P32"><text:span text:style-name="T1"><text:s text:c="7"/></text:span><text:span text:style-name="T3">AND <text:s text:c="7"/>CLIENTE.CODIGO <text:s/>= FACTURA.VENDEDOR</text:span></text:p>
      <text:p text:style-name="P29"/>
      <text:p text:style-name="P29"><text:s/>create or replace <text:s/>p0037 ( fecha1 date, fecha2 date)</text:p>
      <text:p text:style-name="P29"><text:s/>is</text:p>
      <text:p text:style-name="P29"><text:s/><text:span text:style-name="T43">wvendedor <text:s text:c="5"/>int;</text:span></text:p>
      <text:p text:style-name="P29"><text:s/><text:span text:style-name="T43">wmonto <text:s text:c="10"/>int;</text:span></text:p>
      <text:p text:style-name="P29"><text:s/><text:span text:style-name="T43">auxvendedor <text:s text:c="3"/>int;</text:span></text:p>
      <text:p text:style-name="P29"><text:s/><text:span text:style-name="T44">ok int;</text:span></text:p>
      <text:p text:style-name="P29"><text:s/><text:span text:style-name="T41">cursor <text:s text:c="2"/>c1 <text:s text:c="2"/>is <text:s text:c="4"/></text:span><text:span text:style-name="T8">select vendedor, factura.total </text:span></text:p>
      <text:p text:style-name="P34"><text:s text:c="29"/>from vendedores, clientes, facturas</text:p>
      <text:p text:style-name="P34"><text:s text:c="32"/>where vendedor.codigo = cliente.vendedor</text:p>
      <text:p text:style-name="P34"><text:s text:c="36"/>and vendedor.codigo <text:s/>= factura.vendedor</text:p>
      <text:p text:style-name="P35">begin</text:p>
      <text:p text:style-name="P37"><text:s text:c="14"/><text:span text:style-name="T44">ok:=1; <text:s text:c="6"/>- - <text:s text:c="2"/>todo bien</text:span> <text:s text:c="2"/></text:p>
      <text:p text:style-name="P37"><text:s text:c="14"/><text:span text:style-name="T6">open</text:span> c1;</text:p>
      <text:p text:style-name="P36"><text:s text:c="14"/><text:span text:style-name="T6">fetch</text:span> c1 into <text:s/>wvendedor, wmonto;</text:p>
      <text:p text:style-name="P36"><text:s text:c="14"/><text:span text:style-name="T43">auxvendedor := wvendedor;</text:span></text:p>
      <text:p text:style-name="P36"><text:s text:c="14"/><text:span text:style-name="T44">totalvendedor := 0;</text:span></text:p>
      <text:p text:style-name="P35"><text:s text:c="14"/>while c1<text:span text:style-name="T6">%found</text:span> <text:s text:c="4"/>-- %<text:span text:style-name="T43">found <text:s text:c="3"/>%notfound <text:s text:c="3"/>%recpunt</text:span></text:p>
      <text:p text:style-name="P35"><text:s text:c="15"/><text:span text:style-name="T33">loop</text:span></text:p>
      <text:p text:style-name="P35"><text:s text:c="24"/><text:span text:style-name="T33">while wvendedor = auxvendedor <text:s text:c="2"/>and <text:s/>c1%found</text:span></text:p>
      <text:p text:style-name="P35"><text:s text:c="25"/><text:span text:style-name="T33">loop</text:span></text:p>
      <text:p text:style-name="P35"/>
      <text:p text:style-name="P35"><text:s text:c="36"/>– - <text:s/><text:span text:style-name="T43">print(jajajaj);</text:span></text:p>
      <text:p text:style-name="P35"><text:s text:c="36"/><text:span text:style-name="T7">totalvendedor</text:span><text:span text:style-name="T33"> = totalvendedor + wmonto;</text:span></text:p>
      <text:p text:style-name="P36"><text:s text:c="36"/>fetch c1 into <text:s/>wvendedor, wmonto;</text:p>
      <text:p text:style-name="P36"><text:s text:c="25"/><text:span text:style-name="T33">end loop;</text:span></text:p>
      <text:p text:style-name="P36"><text:s text:c="25"/></text:p>
      <text:p text:style-name="P36"><text:s text:c="25"/><text:span text:style-name="T33">update vendedores <text:s/>set total_vendido = </text:span><text:span text:style-name="T7">total_vendedor;</text:span></text:p>
      <text:p text:style-name="P36"><text:s text:c="33"/><text:span text:style-name="T33">where vendedor.codigo = wvendedor;</text:span></text:p>
      <text:p text:style-name="P30"><text:s text:c="28"/><text:span text:style-name="T33">totalvendedor := 0;</text:span></text:p>
      <text:p text:style-name="P30"><text:s text:c="28"/><text:span text:style-name="T44">auxvendedor : = wvendedor</text:span></text:p>
      <text:p text:style-name="P30"><text:s text:c="20"/><text:span text:style-name="T6"><text:s/></text:span><text:span text:style-name="T9">exception <text:s/>when others <text:s text:c="3"/>ok=0; <text:s text:c="5"/>– <text:s/>algo salio mal</text:span></text:p>
      <text:p text:style-name="P30"><text:s text:c="13"/><text:span text:style-name="T33">end loop</text:span></text:p>
      <text:p text:style-name="P31"><text:soft-page-break/><text:s text:c="13"/>close c1;</text:p>
      <text:p text:style-name="P31"><text:s text:c="13"/><text:span text:style-name="T44">if ok = 1</text:span></text:p>
      <text:p text:style-name="P31"><text:s text:c="17"/><text:span text:style-name="T44">commit;</text:span></text:p>
      <text:p text:style-name="P31"><text:s text:c="13"/><text:span text:style-name="T44">else</text:span></text:p>
      <text:p text:style-name="P31"><text:s text:c="18"/><text:span text:style-name="T44">rollbak;</text:span></text:p>
      <text:p text:style-name="P31"><text:s text:c="13"/><text:span text:style-name="T44">endif;</text:span></text:p>
      <text:p text:style-name="P31">end p0037</text:p>
      <text:p text:style-name="P29"><text:s text:c="20"/></text:p>
      <text:p text:style-name="P29"><text:s text:c="18"/></text:p>
      <text:p text:style-name="P29"/>
      <text:p text:style-name="P29"/>
      <text:p text:style-name="P43">CREATE <text:span text:style-name="T34">PROCEDURE</text:span> GET_DEPT_FUNC <text:span text:style-name="T34">( MYCURSOR OUT </text:span>SYS_REFCURSOR<text:span text:style-name="T34">)</text:span></text:p>
      <text:p text:style-name="P44">IS</text:p>
      <text:p text:style-name="Preformatted_20_Text">BEGIN</text:p>
      <text:p text:style-name="P45"><text:s text:c="2"/>OPEN <text:span text:style-name="T34">MYCURSOR</text:span> FOR</text:p>
      <text:p text:style-name="Preformatted_20_Text"><text:s text:c="2"/>SELECT *</text:p>
      <text:p text:style-name="Preformatted_20_Text"><text:s text:c="4"/>FROM DEPT</text:p>
      <text:p text:style-name="Preformatted_20_Text"><text:s text:c="4"/>ORDER BY DEPTNO;</text:p>
      <text:p text:style-name="P46">END;</text:p>
      <text:p text:style-name="P29"/>
      <text:p text:style-name="P43">CREATE FUNCTION <text:span text:style-name="T45">F1</text:span> <text:span text:style-name="T45">(wdep int)</text:span> RETURN SYS_REFCURSOR</text:p>
      <text:p text:style-name="Preformatted_20_Text">AS</text:p>
      <text:p text:style-name="Preformatted_20_Text"><text:span text:style-name="T6">cur</text:span> SYS_REFCURSOR;</text:p>
      <text:p text:style-name="Preformatted_20_Text">BEGIN</text:p>
      <text:p text:style-name="Preformatted_20_Text"><text:s text:c="2"/>OPEN cur FOR</text:p>
      <text:p text:style-name="Preformatted_20_Text"><text:s text:c="2"/>SELECT *</text:p>
      <text:p text:style-name="Preformatted_20_Text"><text:s text:c="4"/>FROM DEPT <text:span text:style-name="T45">where dept = wdep</text:span></text:p>
      <text:p text:style-name="Preformatted_20_Text"><text:s text:c="4"/>ORDER BY DEPTNO;</text:p>
      <text:p text:style-name="Preformatted_20_Text"><text:s text:c="2"/>RETURN <text:span text:style-name="T6">cur;</text:span></text:p>
      <text:p text:style-name="P46">END;</text:p>
      <text:p text:style-name="P29"/>
      <text:p text:style-name="P50"/>
      <text:p text:style-name="P54">Hablemos de triggers</text:p>
      <text:p text:style-name="P52"/>
      <text:p text:style-name="P52"/>
      <text:p text:style-name="P52">Ejemplo:</text:p>
      <text:p text:style-name="P52"/>
      <text:p text:style-name="P52">Cuando el inventario de un producto en una bodega, específicamente <text:span text:style-name="T6">la cantidad actual se actualiza y esta llega a ser menor que la cantidad mínima permitida, es necesario volver a cargar el inventario</text:span> de ese producto en esa bodega <text:s/>con una cantidad igual a la cantidad de reorder.</text:p>
      <text:p text:style-name="P52"/>
      <text:p text:style-name="P52"/>
      <text:p text:style-name="P52"><draw:custom-shape text:anchor-type="paragraph" draw:z-index="55" draw:name="Shape42" draw:style-name="gr16" svg:width="4.518cm" svg:height="1.444cm" svg:x="9.017cm" svg:y="0.284cm"><text:p>Trigger tr00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8"><draw:custom-shape text:anchor-type="paragraph" draw:z-index="54" draw:name="Shape41" draw:style-name="gr15" svg:width="3.876cm" svg:height="3.53cm" svg:x="2.6cm" svg:y="0.155cm"><text:p>Inventario Bodeg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  <text:p text:style-name="P38"><draw:line text:anchor-type="paragraph" draw:z-index="56" draw:name="Shape43" draw:style-name="gr10" draw:text-style-name="P63" svg:x1="9.017cm" svg:y1="0.296cm" svg:x2="6.636cm" svg:y2="1.086cm"><text:p/></draw:lin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9">Especificación</text:p>
          </table:table-cell>
          <table:table-cell table:style-name="Table5.B1" office:value-type="string">
            <text:p text:style-name="Table_20_Contents"><text:s/><text:span text:style-name="T48">Plsql</text:span></text:p>
          </table:table-cell>
        </table:table-row>
        <table:table-row>
          <table:table-cell table:style-name="Table5.A2" office:value-type="string">
            <text:p text:style-name="P59">Si la cantidad minima &lt; cantidad actual entonces se produce una orden de produccion indicando, el producto , la cantidad <text:s/>y la bodega que necesita que se le recargue el inventario</text:p>
            <text:p text:style-name="P59"/>
            <text:p text:style-name="P59">El trigger es el tr001 esta asociado a la tabla inventario, se activa por la transacción update, y posterior a el evento.</text:p>
            <text:p text:style-name="P59"><text:s/></text:p>
            <text:p text:style-name="P59"/>
          </table:table-cell>
          <table:table-cell table:style-name="Table5.B2" office:value-type="string">
            <text:p text:style-name="P61">Create or replace trigger tr001</text:p>
            <text:p text:style-name="P62">after update on inventario</text:p>
            <text:p text:style-name="P62">for each row</text:p>
            <text:p text:style-name="P62">begin</text:p>
            <text:p text:style-name="P62"><text:s text:c="3"/>if NEW.cantidad_actual&lt; OLD.cantida_minima then</text:p>
            <text:p text:style-name="P62"><text:s text:c="5"/>insert into orden_produccion </text:p>
            <text:p text:style-name="P62"><text:s text:c="7"/>values ( <text:span text:style-name="T11">456</text:span>, OLD.producto, <text:span text:style-name="T49">old.cantidad_reorder, NEW.bodega, date, 1);</text:span></text:p>
            <text:p text:style-name="P60">end if;</text:p>
            <text:p text:style-name="P60">end;</text:p>
          </table:table-cell>
        </table:table-row>
      </table:table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2T18:32:41.505609243</meta:creation-date>
    <dc:date>2023-06-09T19:24:24.003396185</dc:date>
    <meta:editing-duration>PT2H19M12S</meta:editing-duration>
    <meta:editing-cycles>17</meta:editing-cycles>
    <meta:generator>LibreOffice/6.1.0.3$MacOSX_X86_64 LibreOffice_project/efb621ed25068d70781dc026f7e9c5187a4decd1</meta:generator>
    <meta:document-statistic meta:table-count="5" meta:image-count="0" meta:object-count="0" meta:page-count="11" meta:paragraph-count="291" meta:word-count="1319" meta:character-count="11086" meta:non-whitespace-character-count="7901"/>
  </office:meta>
</office:document-meta>
</file>